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2">
      <style:text-properties fo:font-weight="normal" style:font-weight-asian="normal" style:font-weight-complex="normal"/>
    </style:style>
    <style:style style:name="P4" style:family="paragraph" style:parent-style-name="Standard" style:list-style-name="L3">
      <style:text-properties fo:font-weight="normal" style:font-weight-asian="normal" style:font-weight-complex="normal"/>
    </style:style>
    <style:style style:name="P5" style:family="paragraph" style:parent-style-name="Standard" style:list-style-name="L2"/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font-weight="bold" style:font-weight-asian="bold" style:font-weight-complex="bold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ct Architecture</text:p>
      <text:p text:style-name="P1">Splitting code into Methods</text:p>
      <text:p text:style-name="P2"><text:tab/>We use methods to split code into functional blocks</text:p>
      <text:list xml:id="list7059646129542476477" text:style-name="L2">
        <text:list-item>
          <text:list>
            <text:list-item>
              <text:list>
                <text:list-item>
                  <text:p text:style-name="P3">Improves code readability</text:p>
                </text:list-item>
                <text:list-item>
                  <text:p text:style-name="P5"><text:span text:style-name="T1">Allows for easier debugging</text:span></text:p>
                </text:list-item>
              </text:list>
            </text:list-item>
          </text:list>
        </text:list-item>
      </text:list>
      <text:p text:style-name="Standard"><text:span text:style-name="T2"><text:tab/>A single method should complete a single task - </text:span><text:span text:style-name="T1">No "swiss knives"!</text:span></text:p>
      <text:p text:style-name="P6"><text:span text:style-name="T1"/></text:p>
      <text:p text:style-name="P7"><text:tab/>Always initialize properties!!! </text:p>
      <text:p text:style-name="P7"><text:tab/><text:span text:style-name="T1">examples:</text:span></text:p>
      <text:p text:style-name="P7"><text:span text:style-name="T1"><text:tab/>public List&lt;int&gt; MyProperty { get; set; } = new List&lt;int&gt;(); //auto property</text:span></text:p>
      <text:p text:style-name="P7"><text:span text:style-name="T1"><text:tab/>private int myField=0; // </text:span></text:p>
      <text:p text:style-name="Standard"><text:span text:style-name="T4"><text:tab/>or inside the constructor – most used</text:span></text:p>
      <text:p text:style-name="P1"><text:span text:style-name="T3">Splitting code into c</text:span>lasses</text:p>
      <text:p text:style-name="P9"><text:tab/><text:span text:style-name="T3">Just like methods, classes should not know or do too much</text:span></text:p>
      <text:p text:style-name="P9"><text:span text:style-name="T3"><text:tab/>Read book about domain driven design</text:span></text:p>
      <text:p text:style-name="Standard"><text:tab/><text:span text:style-name="T3">Helps us reuse code</text:span></text:p>
      <text:p text:style-name="Standard"><text:span text:style-name="T3"><text:tab/>If a class contains only methods it should be static class and all methods should be static</text:span></text:p>
      <text:p text:style-name="Standard"><text:span text:style-name="T3"><text:tab/>Non-static class can contain static methods</text:span></text:p>
      <text:p text:style-name="Standard"><text:span text:style-name="T5">C</text:span><text:span text:style-name="T2">ode Refactoring</text:span></text:p>
      <text:p text:style-name="Standard"><text:span text:style-name="T2"><text:tab/></text:span><text:span text:style-name="T4">Restructures code without changing the behaviour</text:span></text:p>
      <text:p text:style-name="P2"><text:tab/><text:span text:style-name="T3">Improves code readability</text:span></text:p>
      <text:p text:style-name="P2"><text:span text:style-name="T3"><text:tab/>Reduces complexity</text:span></text:p>
      <text:list xml:id="list5778915184151457237" text:style-name="L3">
        <text:list-item>
          <text:list>
            <text:list-item>
              <text:p text:style-name="P4"><text:span text:style-name="T3">Breaking code into reusable units</text:span></text:p>
            </text:list-item>
            <text:list-item>
              <text:p text:style-name="P4"><text:span text:style-name="T3">Extracting parts of methods and classes into new ones</text:span></text:p>
            </text:list-item>
          </text:list>
        </text:list-item>
      </text:list>
      <text:p text:style-name="P2"><text:span text:style-name="T3"><text:tab/><text:tab/>e.g. DepositOrWithdraw() → Deposit(), Withdraw()</text:span></text:p>
      <text:p text:style-name="P2"><text:span text:style-name="T3"><text:tab/>Improving names of variables, methods, classes, etc.</text:span></text:p>
      <text:p text:style-name="P2"><text:span text:style-name="T3"><text:tab/>Moving methods or fields to more appropriate classes <text:s/></text:span></text:p>
      <text:p text:style-name="P1">Enumerations</text:p>
      <text:p text:style-name="Standard"><text:tab/><text:span text:style-name="T3">Represent a numeric value from a fixed set as text </text:span></text:p>
      <text:p text:style-name="Standard"><text:span text:style-name="T3">enum Day {Mon, Tue, Wed, Thu, Fri, Sat, Sun }</text:span></text:p>
      <text:p text:style-name="Standard"><text:span text:style-name="T3">GetDailySchedule(0) → GetDailySchedule(Day.Mon)</text:span></text:p>
      <text:p text:style-name="Standard"><text:span text:style-name="T3">By default enums start at 0</text:span></text:p>
      <text:p text:style-name="Standard"><text:span text:style-name="T3">We can customize enum values:</text:span></text:p>
      <text:p text:style-name="Standard"><text:span text:style-name="T3">enum Day {Mon =1, Tue......</text:span></text:p>
      <text:p text:style-name="Standard"><text:span text:style-name="T3">enum CoffeeSize { Small =100, Normal =150, Double = 300}</text:span></text:p>
      <text:p text:style-name="Standard"><text:span text:style-name="T3">Increment value with 1 if not defined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4M31S</meta:editing-duration>
    <meta:editing-cycles>44</meta:editing-cycles>
    <meta:generator>OpenOffice/4.1.5$Win32 OpenOffice.org_project/415m1$Build-9789</meta:generator>
    <dc:date>2018-10-20T20:04:45.03</dc:date>
    <meta:document-statistic meta:table-count="0" meta:image-count="0" meta:object-count="0" meta:page-count="1" meta:paragraph-count="35" meta:word-count="217" meta:character-count="1372"/>
    <meta:user-defined meta:name="Info 1"/>
    <meta:user-defined meta:name="Info 2"/>
    <meta:user-defined meta:name="Info 3"/>
    <meta:user-defined meta:name="Info 4"/>
  </office:meta>
</office:document-meta>
</file>